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47in" svg:height="3.5453in" svg:x="4.9941in" svg:y="0.1465in">
            <draw:object draw:notify-on-update-of-ranges="Sheet1.A1:Sheet1.A15 Sheet1.B1:Sheet1.B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47in" svg:height="3.5453in" svg:x="5.0484in" svg:y="3.8693in">
            <draw:object draw:notify-on-update-of-ranges="Sheet1.A17:Sheet1.A27 Sheet1.B17:Sheet1.B2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3047in" svg:height="3.5453in" svg:x="5.0701in" svg:y="7.7386in">
            <draw:object draw:notify-on-update-of-ranges="Sheet1.A29:Sheet1.A39 Sheet1.B29:Sheet1.B3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0.0787in" svg:height="0.1866in" svg:x="0in" svg:y="7.111in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3051in" svg:height="3.5449in" svg:x="5.1024in" svg:y="11.3886in">
            <draw:object draw:notify-on-update-of-ranges="Sheet1.A41:Sheet1.A46 Sheet1.B41:Sheet1.B4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0.0787in" svg:height="0.1866in" svg:x="0in" svg:y="8.3555in">
            <t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3051in" svg:height="3.5453in" svg:x="5.1673in" svg:y="15.2996in">
            <draw:object draw:notify-on-update-of-ranges="Sheet1.A48:Sheet1.A57 Sheet1.B48:Sheet1.B57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office:value-type="float" office:value="0.157894736842105" calcext:value-type="float">
            <text:p>0.15789473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.2" calcext:value-type="float">
            <text:p>27.2</text:p>
          </table:table-cell>
          <table:table-cell office:value-type="float" office:value="0.142583732057416" calcext:value-type="float">
            <text:p>0.14258373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.2" calcext:value-type="float">
            <text:p>20.2</text:p>
          </table:table-cell>
          <table:table-cell office:value-type="float" office:value="0.145454545454545" calcext:value-type="float">
            <text:p>0.14545454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.6" calcext:value-type="float">
            <text:p>23.6</text:p>
          </table:table-cell>
          <table:table-cell office:value-type="float" office:value="0.138277511961722" calcext:value-type="float">
            <text:p>0.1382775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.4" calcext:value-type="float">
            <text:p>36.4</text:p>
          </table:table-cell>
          <table:table-cell office:value-type="float" office:value="0.136363636363636" calcext:value-type="float">
            <text:p>0.136363636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.6" calcext:value-type="float">
            <text:p>24.6</text:p>
          </table:table-cell>
          <table:table-cell office:value-type="float" office:value="0.140191387559809" calcext:value-type="float">
            <text:p>0.14019138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.1" calcext:value-type="float">
            <text:p>25.1</text:p>
          </table:table-cell>
          <table:table-cell office:value-type="float" office:value="0.138755980861244" calcext:value-type="float">
            <text:p>0.138755980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.5" calcext:value-type="float">
            <text:p>40.5</text:p>
          </table:table-cell>
          <table:table-cell office:value-type="float" office:value="0.14066985645933" calcext:value-type="float">
            <text:p>0.140669856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7.4" calcext:value-type="float">
            <text:p>37.4</text:p>
          </table:table-cell>
          <table:table-cell office:value-type="float" office:value="0.136842105263158" calcext:value-type="float">
            <text:p>0.13684210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.6" calcext:value-type="float">
            <text:p>27.6</text:p>
          </table:table-cell>
          <table:table-cell office:value-type="float" office:value="0.138755980861244" calcext:value-type="float">
            <text:p>0.13875598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7.8" calcext:value-type="float">
            <text:p>37.8</text:p>
          </table:table-cell>
          <table:table-cell office:value-type="float" office:value="0.138277511961722" calcext:value-type="float">
            <text:p>0.13827751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5.2" calcext:value-type="float">
            <text:p>25.2</text:p>
          </table:table-cell>
          <table:table-cell office:value-type="float" office:value="0.141626794258373" calcext:value-type="float">
            <text:p>0.141626794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2.9" calcext:value-type="float">
            <text:p>22.9</text:p>
          </table:table-cell>
          <table:table-cell office:value-type="float" office:value="0.139712918660287" calcext:value-type="float">
            <text:p>0.139712918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5.3" calcext:value-type="float">
            <text:p>25.3</text:p>
          </table:table-cell>
          <table:table-cell office:value-type="float" office:value="0.13444976076555" calcext:value-type="float">
            <text:p>0.13444976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5.5" calcext:value-type="float">
            <text:p>115.5</text:p>
          </table:table-cell>
          <table:table-cell office:value-type="float" office:value="0.138277511961722" calcext:value-type="float">
            <text:p>0.13827751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.917224880382775" calcext:value-type="float">
            <text:p>0.917224880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37.4" calcext:value-type="float">
            <text:p>137.4</text:p>
          </table:table-cell>
          <table:table-cell office:value-type="float" office:value="0.144497607655502" calcext:value-type="float">
            <text:p>0.144497607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5.7" calcext:value-type="float">
            <text:p>35.7</text:p>
          </table:table-cell>
          <table:table-cell office:value-type="float" office:value="0.145454545454545" calcext:value-type="float">
            <text:p>0.145454545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1.8" calcext:value-type="float">
            <text:p>31.8</text:p>
          </table:table-cell>
          <table:table-cell office:value-type="float" office:value="0.137320574162679" calcext:value-type="float">
            <text:p>0.137320574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3.6" calcext:value-type="float">
            <text:p>33.6</text:p>
          </table:table-cell>
          <table:table-cell office:value-type="float" office:value="0.143062200956938" calcext:value-type="float">
            <text:p>0.14306220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9.6" calcext:value-type="float">
            <text:p>39.6</text:p>
          </table:table-cell>
          <table:table-cell office:value-type="float" office:value="0.137320574162679" calcext:value-type="float">
            <text:p>0.137320574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3.5" calcext:value-type="float">
            <text:p>83.5</text:p>
          </table:table-cell>
          <table:table-cell office:value-type="float" office:value="0.129186602870813" calcext:value-type="float">
            <text:p>0.129186602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7.8" calcext:value-type="float">
            <text:p>17.8</text:p>
          </table:table-cell>
          <table:table-cell office:value-type="float" office:value="0.139712918660287" calcext:value-type="float">
            <text:p>0.139712918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0.3" calcext:value-type="float">
            <text:p>20.3</text:p>
          </table:table-cell>
          <table:table-cell office:value-type="float" office:value="0.137799043062201" calcext:value-type="float">
            <text:p>0.137799043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7.4" calcext:value-type="float">
            <text:p>17.4</text:p>
          </table:table-cell>
          <table:table-cell office:value-type="float" office:value="0.131578947368421" calcext:value-type="float">
            <text:p>0.13157894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2" calcext:value-type="float">
            <text:p>16.2</text:p>
          </table:table-cell>
          <table:table-cell office:value-type="float" office:value="0.139234449760766" calcext:value-type="float">
            <text:p>0.139234449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.2" calcext:value-type="float">
            <text:p>128.2</text:p>
          </table:table-cell>
          <table:table-cell office:value-type="float" office:value="0.139712918660287" calcext:value-type="float">
            <text:p>0.139712918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6.7" calcext:value-type="float">
            <text:p>36.7</text:p>
          </table:table-cell>
          <table:table-cell office:value-type="float" office:value="0.14066985645933" calcext:value-type="float">
            <text:p>0.140669856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5.6" calcext:value-type="float">
            <text:p>35.6</text:p>
          </table:table-cell>
          <table:table-cell office:value-type="float" office:value="0.139234449760766" calcext:value-type="float">
            <text:p>0.139234449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8.1" calcext:value-type="float">
            <text:p>38.1</text:p>
          </table:table-cell>
          <table:table-cell office:value-type="float" office:value="0.137799043062201" calcext:value-type="float">
            <text:p>0.137799043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27" calcext:value-type="float">
            <text:p>127</text:p>
          </table:table-cell>
          <table:table-cell office:value-type="float" office:value="0.137799043062201" calcext:value-type="float">
            <text:p>0.137799043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3.5" calcext:value-type="float">
            <text:p>23.5</text:p>
          </table:table-cell>
          <table:table-cell office:value-type="float" office:value="0.138277511961722" calcext:value-type="float">
            <text:p>0.13827751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3.5" calcext:value-type="float">
            <text:p>33.5</text:p>
          </table:table-cell>
          <table:table-cell office:value-type="float" office:value="0.139712918660287" calcext:value-type="float">
            <text:p>0.139712918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.4" calcext:value-type="float">
            <text:p>25.4</text:p>
          </table:table-cell>
          <table:table-cell office:value-type="float" office:value="0.137320574162679" calcext:value-type="float">
            <text:p>0.137320574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.3" calcext:value-type="float">
            <text:p>29.3</text:p>
          </table:table-cell>
          <table:table-cell office:value-type="float" office:value="0.14066985645933" calcext:value-type="float">
            <text:p>0.140669856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4.9" calcext:value-type="float">
            <text:p>34.9</text:p>
          </table:table-cell>
          <table:table-cell office:value-type="float" office:value="0.143062200956938" calcext:value-type="float">
            <text:p>0.1430622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135406698564593" calcext:value-type="float">
            <text:p>0.135406698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.5" calcext:value-type="float">
            <text:p>17.5</text:p>
          </table:table-cell>
          <table:table-cell office:value-type="float" office:value="0.332023575638507" calcext:value-type="float">
            <text:p>0.332023575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.9" calcext:value-type="float">
            <text:p>25.9</text:p>
          </table:table-cell>
          <table:table-cell office:value-type="float" office:value="0.204645476772616" calcext:value-type="float">
            <text:p>0.204645476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.2" calcext:value-type="float">
            <text:p>22.2</text:p>
          </table:table-cell>
          <table:table-cell office:value-type="float" office:value="0.17378640776699" calcext:value-type="float">
            <text:p>0.173786407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9.7" calcext:value-type="float">
            <text:p>29.7</text:p>
          </table:table-cell>
          <table:table-cell office:value-type="float" office:value="0.137799043062201" calcext:value-type="float">
            <text:p>0.137799043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3.2" calcext:value-type="float">
            <text:p>143.2</text:p>
          </table:table-cell>
          <table:table-cell office:value-type="float" office:value="0.113076923076923" calcext:value-type="float">
            <text:p>0.113076923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34.7" calcext:value-type="float">
            <text:p>134.7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7.7" calcext:value-type="float">
            <text:p>37.7</text:p>
          </table:table-cell>
          <table:table-cell office:value-type="float" office:value="0.14066985645933" calcext:value-type="float">
            <text:p>0.140669856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0.4" calcext:value-type="float">
            <text:p>70.4</text:p>
          </table:table-cell>
          <table:table-cell office:value-type="float" office:value="0.144497607655502" calcext:value-type="float">
            <text:p>0.144497607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9.7" calcext:value-type="float">
            <text:p>29.7</text:p>
          </table:table-cell>
          <table:table-cell office:value-type="float" office:value="0.138277511961722" calcext:value-type="float">
            <text:p>0.13827751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88.4" calcext:value-type="float">
            <text:p>88.4</text:p>
          </table:table-cell>
          <table:table-cell office:value-type="float" office:value="0.139234449760766" calcext:value-type="float">
            <text:p>0.13923444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.1" calcext:value-type="float">
            <text:p>28.1</text:p>
          </table:table-cell>
          <table:table-cell office:value-type="float" office:value="0.142105263157895" calcext:value-type="float">
            <text:p>0.1421052632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6.7" calcext:value-type="float">
            <text:p>46.7</text:p>
          </table:table-cell>
          <table:table-cell office:value-type="float" office:value="0.139234449760766" calcext:value-type="float">
            <text:p>0.1392344498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45.7" calcext:value-type="float">
            <text:p>45.7</text:p>
          </table:table-cell>
          <table:table-cell office:value-type="float" office:value="0.140191387559809" calcext:value-type="float">
            <text:p>0.1401913876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0.2" calcext:value-type="float">
            <text:p>40.2</text:p>
          </table:table-cell>
          <table:table-cell office:value-type="float" office:value="0.14066985645933" calcext:value-type="float">
            <text:p>0.140669856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1.9" calcext:value-type="float">
            <text:p>41.9</text:p>
          </table:table-cell>
          <table:table-cell office:value-type="float" office:value="0.143540669856459" calcext:value-type="float">
            <text:p>0.14354066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.1" calcext:value-type="float">
            <text:p>40.1</text:p>
          </table:table-cell>
          <table:table-cell office:value-type="float" office:value="0.137799043062201" calcext:value-type="float">
            <text:p>0.13779904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 style:data-style-name="N2" text:time-value="14:46:33.2076923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9T15:21:09.786029948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59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5cm" svg:height="9.006cm" xlink:href=".." xlink:type="simple" chart:class="chart:scatter" chart:style-name="ch1">
        <chart:legend chart:legend-position="end" svg:x="13.163cm" svg:y="4.204cm" style:legend-expansion="high" chart:style-name="ch2"/>
        <chart:plot-area chart:style-name="ch3" table:cell-range-address="Sheet1.A1:Sheet1.B15" svg:x="0.265cm" svg:y="0.234cm" svg:width="12.518cm" svg:height="8.644cm">
          <chartooo:coordinate-region svg:x="1.072cm" svg:y="0.433cm" svg:width="11.431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5" chart:class="chart:scatter">
            <chart:domain table:cell-range-address="Sheet1.A1:Sheet1.A15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:Sheet1.A15</svg:desc>
                </draw:g>
              </table:table-cell>
              <table:table-cell office:value-type="float" office:value="237">
                <text:p>237</text:p>
                <draw:g>
                  <svg:desc>Sheet1.B1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37.4">
                <text:p>37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15.5">
                <text:p>115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5cm" svg:height="9.006cm" xlink:href=".." xlink:type="simple" chart:class="chart:scatter" chart:style-name="ch1">
        <chart:legend chart:legend-position="end" svg:x="13.163cm" svg:y="4.204cm" style:legend-expansion="high" chart:style-name="ch2"/>
        <chart:plot-area chart:style-name="ch3" table:cell-range-address="Sheet1.A17:Sheet1.B27" svg:x="0.32cm" svg:y="0.18cm" svg:width="12.523cm" svg:height="8.646cm">
          <chartooo:coordinate-region svg:x="1.312cm" svg:y="0.38cm" svg:width="11.29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7:Sheet1.B27" chart:class="chart:scatter">
            <chart:domain table:cell-range-address="Sheet1.A17:Sheet1.A27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7:Sheet1.A27</svg:desc>
                </draw:g>
              </table:table-cell>
              <table:table-cell office:value-type="float" office:value="1000">
                <text:p>1000</text:p>
                <draw:g>
                  <svg:desc>Sheet1.B17:Sheet1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37.4">
                <text:p>137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6.2">
                <text:p>1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5cm" svg:height="9.006cm" xlink:href=".." xlink:type="simple" chart:class="chart:scatter" chart:style-name="ch1">
        <chart:legend chart:legend-position="end" svg:x="13.163cm" svg:y="4.204cm" style:legend-expansion="high" chart:style-name="ch2"/>
        <chart:plot-area chart:style-name="ch3" table:cell-range-address="Sheet1.A29:Sheet1.B39" svg:x="0.32cm" svg:y="0.18cm" svg:width="12.523cm" svg:height="8.646cm">
          <chartooo:coordinate-region svg:x="1.127cm" svg:y="0.379cm" svg:width="11.476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9:Sheet1.B39" chart:class="chart:scatter">
            <chart:domain table:cell-range-address="Sheet1.A29:Sheet1.A39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9:Sheet1.A39</svg:desc>
                </draw:g>
              </table:table-cell>
              <table:table-cell office:value-type="float" office:value="128.2">
                <text:p>128.2</text:p>
                <draw:g>
                  <svg:desc>Sheet1.B29:Sheet1.B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35.6">
                <text:p>35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math xmlns="http://www.w3.org/1998/Math/MathML" display="block"/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scatter" chart:style-name="ch1">
        <chart:legend chart:legend-position="end" svg:x="13.164cm" svg:y="4.203cm" style:legend-expansion="high" chart:style-name="ch2"/>
        <chart:plot-area chart:style-name="ch3" table:cell-range-address="Sheet1.A41:Sheet1.B46" svg:x="0.32cm" svg:y="0.18cm" svg:width="12.524cm" svg:height="8.645cm">
          <chartooo:coordinate-region svg:x="1.127cm" svg:y="0.379cm" svg:width="11.438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1:Sheet1.B46" chart:class="chart:scatter">
            <chart:domain table:cell-range-address="Sheet1.A41:Sheet1.A46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41:Sheet1.A46</svg:desc>
                </draw:g>
              </table:table-cell>
              <table:table-cell office:value-type="float" office:value="17.5">
                <text:p>17.5</text:p>
                <draw:g>
                  <svg:desc>Sheet1.B41:Sheet1.B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43.2">
                <text:p>143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34.7">
                <text:p>134.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math xmlns="http://www.w3.org/1998/Math/MathML" display="block"/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6cm" svg:height="9.006cm" xlink:href=".." xlink:type="simple" chart:class="chart:scatter" chart:style-name="ch1">
        <chart:legend chart:legend-position="end" svg:x="13.164cm" svg:y="4.204cm" style:legend-expansion="high" chart:style-name="ch2"/>
        <chart:plot-area chart:style-name="ch3" table:cell-range-address="Sheet1.A48:Sheet1.B57" svg:x="0.32cm" svg:y="0.18cm" svg:width="12.524cm" svg:height="8.646cm">
          <chartooo:coordinate-region svg:x="1.127cm" svg:y="0.379cm" svg:width="11.47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8:Sheet1.B57" chart:class="chart:scatter">
            <chart:domain table:cell-range-address="Sheet1.A48:Sheet1.A57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Sheet1.A48:Sheet1.A57</svg:desc>
                </draw:g>
              </table:table-cell>
              <table:table-cell office:value-type="float" office:value="37.7">
                <text:p>37.7</text:p>
                <draw:g>
                  <svg:desc>Sheet1.B48:Sheet1.B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">
                <text:p>1.2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">
                <text:p>1.8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40.1">
                <text:p>40.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